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Introducing </text:span><text:span text:style-name="Strong_20_Emphasis"><text:span text:style-name="Emphasis">PassTxt</text:span></text:span><text:span text:style-name="Strong_20_Emphasis">: Your All-in-One Automation and Security Solution</text:span></text:p>
      <text:p text:style-name="Text_20_body">In a world filled with diverse devices—Windows PCs, Macs, Android phones, iOS tablets, Linux machines, smart TVs, and even locked-down work computers—managing secure access and repetitive tasks can be a challenge. Software-based password managers and automation tools often fall short, requiring app installations that aren’t always possible due to compatibility issues or security restrictions. They may also lack advanced features like automation scripting or macro support, leaving users to manually handle complex passwords and tedious workflows.</text:p>
      <text:p text:style-name="Text_20_body"><text:span text:style-name="Emphasis">PassTxt</text:span> changes that. This compact, ESP32-S3 microcontroller-based device—roughly the size of a thumb drive—is a hardware-based password and script manager that doubles as a powerful automation hub. It connects to any USB-enabled device, acting as a plug-and-play keyboard and mouse, and requires no software installation. Controlled via a web browser, Bluetooth, or cloud integration (MQTT), <text:span text:style-name="Emphasis">PassTxt</text:span> is universally compatible and endlessly versatile, making it ideal for everyone from gamers to studio professionals, developers to everyday users.</text:p>
      <text:p text:style-name="Horizontal_20_Line"/>
      <text:p text:style-name="Text_20_body"><text:span text:style-name="Strong_20_Emphasis">Core Features and Functionalities</text:span></text:p>
      <text:list text:style-name="L1">
        <text:list-item>
          <text:p text:style-name="P1"><text:span text:style-name="Strong_20_Emphasis">Universal Password Management</text:span><text:line-break/>Securely store and autofill complex passwords across all your devices—no apps needed. Plug in <text:span text:style-name="Emphasis">PassTxt</text:span>, and it types your credentials instantly, even on locked-down systems or smart TVs.</text:p>
        </text:list-item>
        <text:list-item>
          <text:p text:style-name="P1"><text:span text:style-name="Strong_20_Emphasis">Advanced Automation Scripting</text:span><text:line-break/>Store and execute scripts (e.g., Duck Script) to automate repetitive tasks. Whether it’s logging into systems, simulating keystrokes, or triggering mouse movements, <text:span text:style-name="Emphasis">PassTxt</text:span> acts as your personal automation assistant.</text:p>
        </text:list-item>
        <text:list-item>
          <text:p text:style-name="P1"><text:span text:style-name="Strong_20_Emphasis">Macro Keys for Streamlined Control</text:span><text:line-break/>Program <text:span text:style-name="Emphasis">PassTxt</text:span> to function as customizable <text:span text:style-name="Emphasis">macro keys</text:span>, executing multi-step commands with a single press. This feature shines in complex environments where automation simplifies workflows, such as studios, gaming setups, or office tasks.</text:p>
        </text:list-item>
        <text:list-item>
          <text:p text:style-name="P1"><text:span text:style-name="Strong_20_Emphasis">Web, Bluetooth, and Cloud Connectivity</text:span><text:line-break/>Manage <text:span text:style-name="Emphasis">PassTxt</text:span> from any web browser, Bluetooth-enabled device, or via cloud services (MQTT), offering flexibility and remote access.</text:p>
        </text:list-item>
        <text:list-item>
          <text:p text:style-name="P1"><text:span text:style-name="Strong_20_Emphasis">Universal Compatibility</text:span><text:line-break/>Works with any USB-enabled device—desktops, laptops, phones, tablets, smart TVs, and more—without OS dependencies or compatibility headaches.</text:p>
        </text:list-item>
      </text:list>
      <text:p text:style-name="Horizontal_20_Line"/>
      <text:p text:style-name="Text_20_body"><text:span text:style-name="Strong_20_Emphasis">Applications Across Diverse Environments</text:span></text:p>
      <text:p text:style-name="Text_20_body"><text:span text:style-name="Emphasis">PassTxt</text:span> isn’t just a tool—it’s a game-changer for a wide range of users and settings. Here’s how it can be applied, including uses you might not have considered:</text:p>
      <text:p text:style-name="Horizontal_20_Line"/>
      <text:p text:style-name="Text_20_body"><text:span text:style-name="Strong_20_Emphasis">1. Studio Automation and Creative Workflows</text:span></text:p>
      <text:p text:style-name="Text_20_body"><text:soft-page-break/>In recording studios, film sets, or design workspaces, <text:span text:style-name="Emphasis">PassTxt</text:span> simplifies complex setups. Program it as a <text:span text:style-name="Emphasis">studio control</text:span> device with <text:span text:style-name="Emphasis">macro keys</text:span> to:</text:p>
      <text:list text:style-name="L2">
        <text:list-item>
          <text:p text:style-name="P2">Adjust lighting, sound systems, or cameras with one command.</text:p>
        </text:list-item>
        <text:list-item>
          <text:p text:style-name="P2">Launch creative software and apply presets (e.g., filters in Photoshop or effects in Ableton Live).</text:p>
        </text:list-item>
        <text:list-item>
          <text:p text:style-name="P2">Automate repetitive tasks like batch-editing images or rendering files, saving time for artists and designers (<text:span text:style-name="Emphasis">creative automation</text:span>).</text:p>
        </text:list-item>
      </text:list>
      <text:p text:style-name="Text_20_body"><text:span text:style-name="Strong_20_Emphasis">Example</text:span>: A single macro key press could configure an entire recording session—dimming lights, starting audio software, and powering on microphones.</text:p>
      <text:p text:style-name="Horizontal_20_Line"/>
      <text:p text:style-name="Text_20_body"><text:span text:style-name="Strong_20_Emphasis">2. Gaming Optimization</text:span></text:p>
      <text:p text:style-name="Text_20_body">For gamers, <text:span text:style-name="Emphasis">PassTxt</text:span> is a <text:span text:style-name="Emphasis">gaming macros</text:span> powerhouse:</text:p>
      <text:list text:style-name="L3">
        <text:list-item>
          <text:p text:style-name="P3">Create custom macros for complex in-game actions.</text:p>
        </text:list-item>
        <text:list-item>
          <text:p text:style-name="P3">Automate repetitive tasks in RPGs, such as crafting or inventory management.</text:p>
        </text:list-item>
        <text:list-item>
          <text:p text:style-name="P3">Gain a competitive edge with precise, repeatable inputs.</text:p>
        </text:list-item>
      </text:list>
      <text:p text:style-name="Text_20_body"><text:span text:style-name="Strong_20_Emphasis">Example</text:span>: Program a macro to perform a 10-step combo in seconds.</text:p>
      <text:p text:style-name="Horizontal_20_Line"/>
      <text:p text:style-name="Text_20_body"><text:span text:style-name="Strong_20_Emphasis">3. Productivity Boost in Office Settings</text:span></text:p>
      <text:p text:style-name="Text_20_body">As a <text:span text:style-name="Emphasis">productivity tool</text:span>, <text:span text:style-name="Emphasis">PassTxt</text:span> streamlines repetitive office tasks:</text:p>
      <text:list text:style-name="L4">
        <text:list-item>
          <text:p text:style-name="P4">Automate data entry, form filling, or report generation.</text:p>
        </text:list-item>
        <text:list-item>
          <text:p text:style-name="P4">Open multiple applications with one command.</text:p>
        </text:list-item>
        <text:list-item>
          <text:p text:style-name="P4">Send pre-written email responses or schedule meetings.</text:p>
        </text:list-item>
      </text:list>
      <text:p text:style-name="Text_20_body"><text:span text:style-name="Strong_20_Emphasis">Example</text:span>: A macro could log you into your work PC, open your inbox, and draft a status update—all in one go.</text:p>
      <text:p text:style-name="Horizontal_20_Line"/>
      <text:p text:style-name="Text_20_body"><text:span text:style-name="Strong_20_Emphasis">4. Home Automation Hub</text:span></text:p>
      <text:p text:style-name="Text_20_body">Integrated with smart home devices, <text:span text:style-name="Emphasis">PassTxt</text:span> becomes a <text:span text:style-name="Emphasis">home automation hub</text:span>:</text:p>
      <text:list text:style-name="L5">
        <text:list-item>
          <text:p text:style-name="P5">Control lights, thermostats, locks, or security cameras via MQTT or web services.</text:p>
        </text:list-item>
        <text:list-item>
          <text:p text:style-name="P5">Set modes like “away” or “movie night.”</text:p>
        </text:list-item>
        <text:list-item>
          <text:p text:style-name="P5">Trigger actions remotely using cloud connectivity.</text:p>
        </text:list-item>
      </text:list>
      <text:p text:style-name="Text_20_body"><text:span text:style-name="Strong_20_Emphasis">Example</text:span>: Plug <text:span text:style-name="Emphasis">PassTxt</text:span> into a USB hub and command your smart home to prepare for your arrival.</text:p>
      <text:p text:style-name="Horizontal_20_Line"/>
      <text:p text:style-name="Text_20_body"><text:span text:style-name="Strong_20_Emphasis">5. Accessibility Aid</text:span></text:p>
      <text:p text:style-name="Text_20_body">For individuals with disabilities, <text:span text:style-name="Emphasis">PassTxt</text:span> is an <text:span text:style-name="Emphasis">accessibility aid</text:span>:</text:p>
      <text:list text:style-name="L6">
        <text:list-item>
          <text:p text:style-name="P6"><text:soft-page-break/>Automate physically challenging tasks.</text:p>
        </text:list-item>
        <text:list-item>
          <text:p text:style-name="P6">Reduce input effort with tailored macros.</text:p>
        </text:list-item>
        <text:list-item>
          <text:p text:style-name="P6">Simplify daily device interactions.</text:p>
        </text:list-item>
      </text:list>
      <text:p text:style-name="Text_20_body"><text:span text:style-name="Strong_20_Emphasis">Example</text:span>: A macro could open a communication app and type a pre-set message.</text:p>
      <text:p text:style-name="Horizontal_20_Line"/>
      <text:p text:style-name="Text_20_body"><text:span text:style-name="Strong_20_Emphasis">6. Educational Technology and Training</text:span></text:p>
      <text:p text:style-name="Text_20_body">In classrooms or training programs:</text:p>
      <text:list text:style-name="L7">
        <text:list-item>
          <text:p text:style-name="P7">Create interactive tutorials or software walkthroughs.</text:p>
        </text:list-item>
        <text:list-item>
          <text:p text:style-name="P7">Automate demonstrations.</text:p>
        </text:list-item>
        <text:list-item>
          <text:p text:style-name="P7">Share scripts for repeatable learning.</text:p>
        </text:list-item>
      </text:list>
      <text:p text:style-name="Text_20_body"><text:span text:style-name="Strong_20_Emphasis">Example</text:span>: A script could guide a student through installing Python with automated instructions.</text:p>
      <text:p text:style-name="Horizontal_20_Line"/>
      <text:p text:style-name="Text_20_body"><text:span text:style-name="Strong_20_Emphasis">7. Development and Testing Automation</text:span></text:p>
      <text:p text:style-name="Text_20_body">Developers and testers benefit from:</text:p>
      <text:list text:style-name="L8">
        <text:list-item>
          <text:p text:style-name="P8">Automating testing scripts.</text:p>
        </text:list-item>
        <text:list-item>
          <text:p text:style-name="P8">Managing environments (e.g., servers, builds).</text:p>
        </text:list-item>
        <text:list-item>
          <text:p text:style-name="P8">Integrating with CI/CD pipelines.</text:p>
        </text:list-item>
      </text:list>
      <text:p text:style-name="Text_20_body"><text:span text:style-name="Strong_20_Emphasis">Example</text:span>: A macro could launch a local server, run tests, and log results hands-free.</text:p>
      <text:p text:style-name="Horizontal_20_Line"/>
      <text:p text:style-name="Text_20_body"><text:span text:style-name="Strong_20_Emphasis">8. Enhanced Security Features</text:span></text:p>
      <text:p text:style-name="Text_20_body">Use <text:span text:style-name="Emphasis">PassTxt</text:span> for:</text:p>
      <text:list text:style-name="L9">
        <text:list-item>
          <text:p text:style-name="P9">Two-factor authentication token.</text:p>
        </text:list-item>
        <text:list-item>
          <text:p text:style-name="P9">Managing encryption keys.</text:p>
        </text:list-item>
        <text:list-item>
          <text:p text:style-name="P9">Protecting workflows with tamper-proof automation.</text:p>
        </text:list-item>
      </text:list>
      <text:p text:style-name="Text_20_body"><text:span text:style-name="Strong_20_Emphasis">Example</text:span>: Automatically enter 2FA codes and unlock vaults securely.</text:p>
      <text:p text:style-name="Horizontal_20_Line"/>
      <text:p text:style-name="Text_20_body"><text:span text:style-name="Strong_20_Emphasis">9. Live Streaming and Content Creation</text:span></text:p>
      <text:p text:style-name="Text_20_body">Streamers and content creators can:</text:p>
      <text:list text:style-name="L10">
        <text:list-item>
          <text:p text:style-name="P10">Trigger scene changes or chat commands.</text:p>
        </text:list-item>
        <text:list-item>
          <text:p text:style-name="P10">Automate editing tasks.</text:p>
        </text:list-item>
        <text:list-item>
          <text:p text:style-name="P10">Manage overlays and stream visuals.</text:p>
        </text:list-item>
      </text:list>
      <text:p text:style-name="Text_20_body"><text:span text:style-name="Strong_20_Emphasis">Example</text:span>: One macro could mute mic, switch screen, and play a sound clip.</text:p>
      <text:p text:style-name="Horizontal_20_Line"><text:soft-page-break/></text:p>
      <text:p text:style-name="Text_20_body"><text:span text:style-name="Strong_20_Emphasis">10. Medical and Laboratory Settings</text:span></text:p>
      <text:p text:style-name="Text_20_body">For precision workflows:</text:p>
      <text:list text:style-name="L11">
        <text:list-item>
          <text:p text:style-name="P11">Automate equipment calibration and data entry.</text:p>
        </text:list-item>
        <text:list-item>
          <text:p text:style-name="P11">Log patient records hands-free.</text:p>
        </text:list-item>
        <text:list-item>
          <text:p text:style-name="P11">Control lab devices via USB or MQTT.</text:p>
        </text:list-item>
      </text:list>
      <text:p text:style-name="Text_20_body"><text:span text:style-name="Strong_20_Emphasis">Example</text:span>: Log temperature readings and auto-upload to a spreadsheet.</text:p>
      <text:p text:style-name="Horizontal_20_Line"/>
      <text:p text:style-name="Text_20_body"><text:span text:style-name="Strong_20_Emphasis">11. Retail and Point-of-Sale Systems</text:span></text:p>
      <text:p text:style-name="Text_20_body">Enhance business workflows:</text:p>
      <text:list text:style-name="L12">
        <text:list-item>
          <text:p text:style-name="P12">Automate checkouts and inventory updates.</text:p>
        </text:list-item>
        <text:list-item>
          <text:p text:style-name="P12">Handle frequent transactions with macros.</text:p>
        </text:list-item>
        <text:list-item>
          <text:p text:style-name="P12">Simplify training with scripted guides.</text:p>
        </text:list-item>
      </text:list>
      <text:p text:style-name="Text_20_body"><text:span text:style-name="Strong_20_Emphasis">Example</text:span>: Scan item, apply discount, and print receipt in one macro.</text:p>
      <text:p text:style-name="Horizontal_20_Line"/>
      <text:p text:style-name="Text_20_body"><text:span text:style-name="Strong_20_Emphasis">12. Field Work and Mobile Offices</text:span></text:p>
      <text:p text:style-name="Text_20_body">On-the-go professionals:</text:p>
      <text:list text:style-name="L13">
        <text:list-item>
          <text:p text:style-name="P13">Set up mobile workstations quickly.</text:p>
        </text:list-item>
        <text:list-item>
          <text:p text:style-name="P13">Log into secure systems without local apps.</text:p>
        </text:list-item>
        <text:list-item>
          <text:p text:style-name="P13">Execute scripts in remote environments.</text:p>
        </text:list-item>
      </text:list>
      <text:p text:style-name="Text_20_body"><text:span text:style-name="Strong_20_Emphasis">Example</text:span>: A tech could log data on a tablet and sync via Bluetooth.</text:p>
      <text:p text:style-name="Horizontal_20_Line"/>
      <text:p text:style-name="Text_20_body"><text:span text:style-name="Strong_20_Emphasis">13. Art Installations and Interactive Exhibits</text:span></text:p>
      <text:p text:style-name="Text_20_body">For interactive experiences:</text:p>
      <text:list text:style-name="L14">
        <text:list-item>
          <text:p text:style-name="P14">Control lights, sound, or screens dynamically.</text:p>
        </text:list-item>
        <text:list-item>
          <text:p text:style-name="P14">Trigger immersive sequences.</text:p>
        </text:list-item>
        <text:list-item>
          <text:p text:style-name="P14">Integrate with IoT for visitor engagement.</text:p>
        </text:list-item>
      </text:list>
      <text:p text:style-name="Text_20_body"><text:span text:style-name="Strong_20_Emphasis">Example</text:span>: A button press could launch a full light and sound routine.</text:p>
      <text:p text:style-name="Horizontal_20_Line"/>
      <text:p text:style-name="Text_20_body"><text:span text:style-name="Strong_20_Emphasis">Why Choose </text:span><text:span text:style-name="Strong_20_Emphasis"><text:span text:style-name="Emphasis">PassTxt</text:span></text:span><text:span text:style-name="Strong_20_Emphasis">?</text:span></text:p>
      <text:list text:style-name="L15">
        <text:list-item>
          <text:p text:style-name="P15"><text:span text:style-name="Strong_20_Emphasis">Plug-and-Play Simplicity</text:span>: Works instantly with no install.</text:p>
        </text:list-item>
        <text:list-item>
          <text:p text:style-name="P15"><text:span text:style-name="Strong_20_Emphasis">Customizable and Extensible</text:span>: Tweak and share scripts and macros.</text:p>
        </text:list-item>
        <text:list-item>
          <text:p text:style-name="P15"><text:soft-page-break/><text:span text:style-name="Strong_20_Emphasis">Portable Power</text:span>: Pocket-sized yet incredibly capable.</text:p>
        </text:list-item>
        <text:list-item>
          <text:p text:style-name="P15"><text:span text:style-name="Strong_20_Emphasis">Broad Appeal</text:span>: Versatile for gaming, studio, work, or accessibility.</text:p>
        </text:list-item>
      </text:list>
      <text:p text:style-name="Horizontal_20_Line"/>
      <text:p text:style-name="Text_20_body"><text:span text:style-name="Strong_20_Emphasis">Final Thoughts</text:span></text:p>
      <text:p text:style-name="Text_20_body"><text:span text:style-name="Emphasis">PassTxt</text:span> is more than a password manager—it’s a universal automation and security solution. From creative workflows to smart home controls, it empowers users to simplify and secure their digital lif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4:08:26.289717545</meta:creation-date>
    <meta:generator>LibreOffice/24.8.5.2$Linux_X86_64 LibreOffice_project/27b361b745d0ea8f99bc93dfcb7a39098dfa5fff</meta:generator>
    <dc:date>2025-03-29T15:18:18.094763631</dc:date>
    <meta:editing-duration>PT24M35S</meta:editing-duration>
    <meta:editing-cycles>5</meta:editing-cycles>
    <meta:document-statistic meta:table-count="0" meta:image-count="0" meta:object-count="0" meta:page-count="5" meta:paragraph-count="96" meta:word-count="1034" meta:character-count="6933" meta:non-whitespace-character-count="6054"/>
  </office:meta>
</office:document-meta>
</file>